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rah Block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5, 1893</text:p>
      <text:p text:style-name="P5">Month<text:tab/><text:tab/><text:tab/><text:tab/><text:tab/><text:tab/>June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530 Green Street/</text:p>
      <text:p text:style-name="P3">June 25th 1893/</text:p>
      <text:p text:style-name="P2">Rev. Dr Morais/</text:p>
      <text:p text:style-name="P2"><text:tab/>Dear Sir/<text:tab/></text:p>
      <text:p text:style-name="P2"><text:tab/><text:tab/>I am very happy/ to learn that your health is improving/ and pray, that many more years may/ find you occupying your exalted posi-/tion with comfort to yourself &amp; the grati-/fication of your family and numerous/ friends.- <text:s/>Enclosed please find/ $5.00 for the Morais Library./ <text:s/>With sentiments of highest esteem/ I am very Truly your friend/ Sarah Bloc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10:46.81</meta:creation-date>
    <meta:document-statistic meta:table-count="0" meta:image-count="0" meta:object-count="0" meta:page-count="2" meta:paragraph-count="65" meta:word-count="233" meta:character-count="1673"/>
    <dc:date>2011-12-14T12:14:51.94</dc:date>
    <dc:creator>Penn Libraries</dc:creator>
    <meta:editing-duration>PT00H04M05S</meta:editing-duration>
    <meta:editing-cycles>1</meta:editing-cycles>
    <meta:generator>OpenOffice.org/3.2$Win32 OpenOffice.org_project/320m12$Build-9483</meta:generator>
  </office:meta>
</office:document-meta>
</file>